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c1c1c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.578cm" fo:min-width="1.387cm" loext:decorative="false"/>
    </style:style>
    <style:style style:name="gr2" style:family="graphic" style:parent-style-name="objectwithoutfill">
      <style:graphic-properties svg:stroke-width="0.706cm" svg:stroke-color="#ffffff" draw:marker-start-width="1.258cm" draw:marker-end-width="1.258cm" draw:fill="none" draw:textarea-vertical-align="middle" fo:padding-top="0.477cm" fo:padding-bottom="0.477cm" fo:padding-left="0.602cm" fo:padding-right="0.602cm" loext:decorative="fals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1.553cm" fo:min-width="1.387cm" loext:decorative="false"/>
    </style:style>
    <style:style style:name="gr4" style:family="graphic" style:parent-style-name="standard">
      <style:graphic-properties svg:stroke-width="1.411cm" svg:stroke-color="#ffffff" draw:marker-start-width="2.315cm" draw:marker-end-width="2.315cm" draw:fill="none" draw:fill-color="#ffffff" loext:fill-use-slide-background="false" draw:textarea-horizontal-align="justify" draw:textarea-vertical-align="middle" draw:auto-grow-height="false" fo:min-height="5.467cm" fo:min-width="12.879cm" fo:padding-top="0.829cm" fo:padding-bottom="0.829cm" fo:padding-left="0.954cm" fo:padding-right="0.954cm" loext:decorative="false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0.2cm" fo:min-width="0cm" loext:decorative="fals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284cm" fo:min-width="5.593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67cm" svg:height="2.584cm" svg:x="4.127cm" svg:y="10.1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6.875cm" svg:y1="11.795cm" svg:x2="11.143cm" svg:y2="16.362cm">
          <text:p/>
        </draw:line>
        <draw:line draw:style-name="gr2" draw:text-style-name="P2" draw:layer="layout" svg:x1="5.445cm" svg:y1="11.795cm" svg:x2="11.32cm" svg:y2="16.04cm">
          <text:p/>
        </draw:line>
        <draw:custom-shape draw:style-name="gr3" draw:text-style-name="P1" draw:layer="layout" svg:width="2.667cm" svg:height="2.549cm" svg:x="15.795cm" svg:y="10.0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15.557cm" svg:height="7.895cm" svg:x="3.27cm" svg:y="16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0.635cm" svg:height="0.634cm" svg:x="18.462cm" svg:y="18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635cm" svg:height="0.634cm" svg:x="18.462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635cm" svg:height="0.634cm" svg:x="18.462cm" svg:y="1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0.877cm" svg:height="0.952cm" draw:transform="skewX (-0.155857902203094) rotate (-3.14159265358979) translate (16.657cm 26.399cm)">
          <text:p text:style-name="P5">`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03T10:59:06.238000000</meta:creation-date>
    <dc:date>2024-08-03T12:20:31.108000000</dc:date>
    <meta:editing-duration>PT54M58S</meta:editing-duration>
    <meta:editing-cycles>12</meta:editing-cycles>
    <meta:generator>LibreOffice/24.2.3.2$Windows_X86_64 LibreOffice_project/433d9c2ded56988e8a90e6b2e771ee4e6a5ab2ba</meta:generator>
    <meta:document-statistic meta:object-count="9"/>
  </office:meta>
</office:document-meta>
</file>